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 style:list-style-name="L3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outline1">
      <style:graphic-properties fo:min-height="5.576cm"/>
      <style:paragraph-properties style:writing-mode="lr-tb"/>
    </style:style>
    <style:style style:name="pr7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8" style:family="presentation" style:parent-style-name="Blue_5f_Curve1_5f_-outline1">
      <style:graphic-properties fo:min-height="5.576cm"/>
      <style:paragraph-properties style:writing-mode="lr-tb"/>
    </style:style>
    <style:style style:name="pr9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indent="0cm" style:writing-mode="lr-tb"/>
    </style:style>
    <style:style style:name="P4" style:family="paragraph">
      <style:paragraph-properties style:writing-mode="lr-tb"/>
      <style:text-properties fo:hyphenate="false" loext:hyphenation-no-caps="false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text-position="0% 100%"/>
    </style:style>
    <style:style style:name="T2" style:family="text">
      <style:text-properties style:text-position="33% 58%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A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anking Tasks: Scientific No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Rank the following from least to greatest weight:</text:p>
          </draw:text-box>
        </draw:frame>
        <draw:frame presentation:style-name="pr4" draw:text-style-name="P4" draw:layer="layout" svg:width="26cm" svg:height="10cm" svg:x="1cm" svg:y="3cm" presentation:class="outline" presentation:user-transformed="true">
          <draw:text-box>
            <text:list text:style-name="L2">
              <text:list-item>
                <text:p>A. 1 Kg of Feathers</text:p>
              </text:list-item>
              <text:list-item>
                <text:p>B. 1 Kg of Iron</text:p>
              </text:list-item>
              <text:list-item>
                <text:p>C. 1 Ton of Feathers</text:p>
              </text:list-item>
              <text:list-item>
                <text:p>D. 1 Ton of Iron</text:p>
              </text:list-item>
              <text:list-item>
                <text:p text:style-name="P3"><text:span text:style-name="T1">On a scale of 0-10, how confident are you?</text:span></text:p>
                <text:p text:style-name="P3"><text:span text:style-name="T1">(0=guessed, 10=100% confident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Rank the following from least to greatest:</text:p>
          </draw:text-box>
        </draw:frame>
        <draw:frame presentation:style-name="pr6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A. 1</text:p>
              </text:list-item>
              <text:list-item>
                <text:p text:style-name="P1">B. 3400</text:p>
              </text:list-item>
              <text:list-item>
                <text:p text:style-name="P3"><text:span text:style-name="T1">C. -5200</text:span></text:p>
              </text:list-item>
              <text:list-item>
                <text:p text:style-name="P3">D. 0.000015</text:p>
              </text:list-item>
              <text:list-item>
                <text:p text:style-name="P3">E. -0.000034</text:p>
              </text:list-item>
              <text:list-item>
                <text:p text:style-name="P3"><text:span text:style-name="T1">On a scale of 0-10, how confident are you?</text:span></text:p>
                <text:p text:style-name="P3"><text:span text:style-name="T1">(0=guessed, 10=100% confident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Rank the following from least to greatest:</text:p>
          </draw:text-box>
        </draw:frame>
        <draw:frame presentation:style-name="pr6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A. 3x10<text:span text:style-name="T2">8</text:span></text:p>
              </text:list-item>
              <text:list-item>
                <text:p text:style-name="P1">B. -3x10<text:span text:style-name="T2">8</text:span></text:p>
              </text:list-item>
              <text:list-item>
                <text:p text:style-name="P3"><text:span text:style-name="T1">C. 3x10</text:span><text:span text:style-name="T2">-8</text:span></text:p>
              </text:list-item>
              <text:list-item>
                <text:p text:style-name="P3">D. -3x10<text:span text:style-name="T2">-8</text:span></text:p>
              </text:list-item>
              <text:list-item>
                <text:p text:style-name="P3"><text:span text:style-name="T1">On a scale of 0-10, how confident are you?</text:span></text:p>
                <text:p text:style-name="P3"><text:span text:style-name="T1">(0=guessed, 10=100% confiden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 text:style-name="P1">Rank the following from least to greatest:</text:p>
          </draw:text-box>
        </draw:frame>
        <draw:frame presentation:style-name="pr8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A. 300000000</text:p>
              </text:list-item>
              <text:list-item>
                <text:p text:style-name="P1">B. 1</text:p>
              </text:list-item>
              <text:list-item>
                <text:p text:style-name="P3"><text:span text:style-name="T1">C. 3x10</text:span><text:span text:style-name="T2">-8</text:span></text:p>
              </text:list-item>
              <text:list-item>
                <text:p text:style-name="P3">D. -0.0000004</text:p>
              </text:list-item>
              <text:list-item>
                <text:p text:style-name="P3">E. 4x10<text:span text:style-name="T2">7</text:span></text:p>
              </text:list-item>
              <text:list-item>
                <text:p text:style-name="P3">F. -7x10<text:span text:style-name="T2">4</text:span></text:p>
              </text:list-item>
              <text:list-item>
                <text:p text:style-name="P3"><text:span text:style-name="T1">On a scale of 0-10, how confident are you?</text:span></text:p>
                <text:p text:style-name="P3"><text:span text:style-name="T1">(0=guessed, 10=100% confident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 text:style-name="P1">Rank the following from least to greatest:</text:p>
          </draw:text-box>
        </draw:frame>
        <draw:frame presentation:style-name="pr8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A. (3x10<text:span text:style-name="T2">8</text:span>)(3x10<text:span text:style-name="T2">8</text:span>)</text:p>
              </text:list-item>
              <text:list-item>
                <text:p text:style-name="P3">B. (3x10<text:span text:style-name="T2">8</text:span>)(3x10<text:span text:style-name="T2">-8</text:span>)</text:p>
              </text:list-item>
              <text:list-item>
                <text:p text:style-name="P1">C. (3x10<text:span text:style-name="T2">8</text:span>)/(3x10<text:span text:style-name="T2">8</text:span>)</text:p>
              </text:list-item>
              <text:list-item>
                <text:p text:style-name="P3"><text:span text:style-name="T1">D. (3x10</text:span><text:span text:style-name="T2">-8</text:span><text:span text:style-name="T1">)</text:span><text:span text:style-name="T2">2</text:span></text:p>
              </text:list-item>
              <text:list-item>
                <text:p text:style-name="P3"><text:span text:style-name="T3">E. </text:span>(3x10<text:span text:style-name="T2">-8</text:span>)/(3x10<text:span text:style-name="T2">8</text:span>)</text:p>
              </text:list-item>
              <text:list-item>
                <text:p text:style-name="P3"><text:span text:style-name="T3">F. </text:span>(3x10<text:span text:style-name="T2">8</text:span>)/(3x10<text:span text:style-name="T2">-8</text:span>)</text:p>
              </text:list-item>
              <text:list-item>
                <text:p text:style-name="P3"><text:span text:style-name="T1">On a scale of 0-10, how confident are you?</text:span></text:p>
                <text:p text:style-name="P3"><text:span text:style-name="T1">(0=guessed, 10=100% confident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1T12:24:14.862913960</meta:creation-date>
    <meta:editing-duration>PT30M41S</meta:editing-duration>
    <meta:editing-cycles>10</meta:editing-cycles>
    <meta:generator>LibreOffice/7.0.6.2$Linux_X86_64 LibreOffice_project/00$Build-2</meta:generator>
    <dc:title>Blue Curve</dc:title>
    <dc:date>2023-07-21T12:55:00.249644444</dc:date>
    <meta:document-statistic meta:object-count="71"/>
  </office:meta>
</office:document-meta>
</file>